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21512" officeooo:paragraph-rsid="00121512"/>
    </style:style>
    <style:style style:name="P2" style:family="paragraph" style:parent-style-name="Standard">
      <style:text-properties style:text-underline-style="solid" style:text-underline-width="auto" style:text-underline-color="font-color" officeooo:rsid="0013a34e" officeooo:paragraph-rsid="0013a34e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121512" officeooo:paragraph-rsid="00121512" style:font-size-asian="14pt" style:font-size-complex="14pt"/>
    </style:style>
    <style:style style:name="P4" style:family="paragraph" style:parent-style-name="Standard" style:list-style-name="L1">
      <style:text-properties officeooo:rsid="00121512" officeooo:paragraph-rsid="0013a34e"/>
    </style:style>
    <style:style style:name="P5" style:family="paragraph" style:parent-style-name="Standard" style:list-style-name="L1">
      <style:text-properties officeooo:rsid="00121512" officeooo:paragraph-rsid="00121512"/>
    </style:style>
    <style:style style:name="P6" style:family="paragraph" style:parent-style-name="Standard" style:list-style-name="L1">
      <style:text-properties officeooo:rsid="00158a14" officeooo:paragraph-rsid="00158a14"/>
    </style:style>
    <style:style style:name="P7" style:family="paragraph" style:parent-style-name="Standard" style:list-style-name="L1">
      <style:text-properties officeooo:rsid="00158a14" officeooo:paragraph-rsid="00177f5e"/>
    </style:style>
    <style:style style:name="P8" style:family="paragraph" style:parent-style-name="Standard" style:list-style-name="L1">
      <style:text-properties officeooo:rsid="0015f686" officeooo:paragraph-rsid="0015f686"/>
    </style:style>
    <style:style style:name="P9" style:family="paragraph" style:parent-style-name="Standard">
      <style:text-properties style:text-underline-style="none" officeooo:rsid="0013a34e" officeooo:paragraph-rsid="0013a34e"/>
    </style:style>
    <style:style style:name="P10" style:family="paragraph" style:parent-style-name="Standard" style:list-style-name="L1">
      <style:text-properties officeooo:rsid="00177f5e" officeooo:paragraph-rsid="00177f5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3a34e"/>
    </style:style>
    <style:style style:name="T3" style:family="text">
      <style:text-properties style:text-underline-style="none"/>
    </style:style>
    <style:style style:name="T4" style:family="text">
      <style:text-properties officeooo:rsid="00177f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un-Configuration für die SiDiff-Pipeline-App anpassen:</text:p>
      <text:p text:style-name="P1"/>
      <text:list xml:id="list732900501376541483" text:style-name="L1">
        <text:list-item>
          <text:p text:style-name="P4">PipelineToolUser.launch muss angepasst werden</text:p>
          <text:p text:style-name="P4">(<text:span text:style-name="T2">R</text:span>echtsklick &gt; Run-As &gt; Run Configuration...)</text:p>
        </text:list-item>
        <text:list-item>
          <text:p text:style-name="P5">Deselect All</text:p>
        </text:list-item>
        <text:list-item>
          <text:p text:style-name="P5">anwählen „org.sidiff.pipeline.app.tools“</text:p>
        </text:list-item>
        <text:list-item>
          <text:p text:style-name="P4">anwählen das meta-model plugin, welchem die testdaten zugrunde liegen</text:p>
          <text:p text:style-name="P4">(z.B. „org.sidiff.genesys.pim.profile“)</text:p>
          <text:p text:style-name="P10">Hinweis: wenn die Testdaten in Anlehnung an ein Metamodell/Profil erzeugt wurden, welches in der Eclipse-Runtime (also in dem eclipse plugins- oder dropins-Ordner) liegt, sollte in der Runconfig das passende Plugin unter „Target Platform“ angehakt werden.</text:p>
          <text:p text:style-name="P10">Andernfalls unter „Workspace“. Erstere Variante sollte stets vorgezogen werden.</text:p>
        </text:list-item>
        <text:list-item>
          <text:p text:style-name="P7">alle sidiff plugins <text:span text:style-name="T4">anwählen, die </text:span>für dieses <text:span text:style-name="T4">M</text:span>eta<text:span text:style-name="T4">m</text:span>odel relevante <text:span text:style-name="T4">sind</text:span>.</text:p>
          <text:p text:style-name="P6">Diese enden in der Regel auf *.core, *.matching, *.model</text:p>
        </text:list-item>
        <text:list-item>
          <text:p text:style-name="P5">Add Required Bundles mehrfach klicken bis sich keine neuen Plugins mehr hinzufügen lassen <text:s/>(Zahl „x out of y selected“ steigt nicht mehr)</text:p>
        </text:list-item>
        <text:list-item>
          <text:p text:style-name="P8">In den Parametern der Run-Config sollte noch <text:span text:style-name="T4">der </text:span>matchingAction <text:span text:style-name="T4">Parameterwert </text:span>auf die Meta<text:span text:style-name="T4">m</text:span>odel <text:span text:style-name="T4">Namespace-</text:span>URI angepasst werden. <text:span text:style-name="T4">Bei UML-Profilen ist das immer die URI des UML Metamodels.</text:span></text:p>
        </text:list-item>
        <text:list-item>
          <text:p text:style-name="P5">Apply and „Run“</text:p>
        </text:list-item>
      </text:list>
      <text:p text:style-name="P1"/>
      <text:p text:style-name="P1"><text:span text:style-name="T1">Hinweis</text:span>: beim Ausführen können ggf. Meldungen auftreten, dass bestimmte Constraints noch nicht erfüllt sind. In diesem <text:span text:style-name="T4">F</text:span>all müssen die „Missing plugins“ in der Run-Configuration ebenfalls mit angewählt werden (danach auch wieder „Add Required Plugins“ mehrfach klicken)</text:p>
      <text:p text:style-name="P1"/>
      <text:p text:style-name="P2">Hinweis:<text:span text:style-name="T3"> ggf. werden beim Ausführen Exceptions bzgl. dem ..eclipse.debug.ui Plugin geschmissen.</text:span></text:p>
      <text:p text:style-name="P9">Diese können ignoriert werden.</text:p>
      <text:p text:style-name="P2"/>
      <text:p text:style-name="P2"/>
      <text:p text:style-name="P9">Generell OSGI-Tutorial:</text:p>
      <text:p text:style-name="P9">http://www.vogella.com/tutorials/OSGi/article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09:31:59.641233930</meta:creation-date>
    <dc:date>2014-10-21T14:06:26.461050418</dc:date>
    <meta:editing-duration>PT2H12M58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1" meta:paragraph-count="19" meta:word-count="211" meta:character-count="1583" meta:non-whitespace-character-count="1403"/>
  </office:meta>
</office:document-meta>
</file>